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41cm" table:align="margins" style:writing-mode="lr-tb"/>
    </style:style>
    <style:style style:name="Table1.A" style:family="table-column">
      <style:table-column-properties style:column-width="1.249cm" style:rel-column-width="4774*"/>
    </style:style>
    <style:style style:name="Table1.B" style:family="table-column">
      <style:table-column-properties style:column-width="15.893cm" style:rel-column-width="6076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Question 1/Vraag 1</text:p>
      <text:p text:style-name="Standard"/>
      <text:p text:style-name="Standard">Examination Number: _____________________________________________</text:p>
      <text:p text:style-name="Standard"/>
      <text:p text:style-name="Standard"/>
      <text:p text:style-name="Standard"><draw:frame draw:style-name="fr1" draw:name="Frame1" text:anchor-type="paragraph" svg:x="-0.199cm" svg:y="0.065cm" svg:width="17.141cm" draw:z-index="0"><draw:text-box fo:min-height="0.37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">1.4</text:p></table:table-cell><table:table-cell table:style-name="Table1.B1" office:value-type="string"><text:p text:style-name="P1"/><text:p text:style-name="Standard"/></table:table-cell></table:table-row><table:table-row table:style-name="Table1.1"><table:table-cell table:style-name="Table1.A1" office:value-type="string"><text:p text:style-name="P1">1.5</text:p></table:table-cell><table:table-cell table:style-name="Table1.B1" office:value-type="string"><text:p text:style-name="P1"/><text:p text:style-name="Standard"/></table:table-cell></table:table-row><table:table-row table:style-name="Table1.1"><table:table-cell table:style-name="Table1.A1" office:value-type="string"><text:p text:style-name="P1">1.6</text:p></table:table-cell><table:table-cell table:style-name="Table1.B1" office:value-type="string"><text:p text:style-name="P1"/><text:p text:style-name="Standard"/></table:table-cell></table:table-row><table:table-row table:style-name="Table1.1"><table:table-cell table:style-name="Table1.A1" office:value-type="string"><text:p text:style-name="P1">1.8</text:p></table:table-cell><table:table-cell table:style-name="Table1.B1" office:value-type="string"><text:p text:style-name="P1"/><text:p text:style-name="Standard"/></table:table-cell></table:table-row></table:table></draw:text-box></draw:frame></text:p>
      <text:p text:style-name="Standard"/>
      <text:p text:style-name="Standard"/>
      <text:p text:style-name="Standard">1.11 <text:tab/><text:span text:style-name="T1">Paste your screen dump/screenshot here./ Plaas jou skermkopie hi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Z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af" fo:country="Z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501cm" fo:margin-bottom="1.27cm" fo:margin-left="1.401cm" fo:margin-right="2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Question/Vraag</dc:title>
    <meta:creation-date>2009-05-31T14:05:00</meta:creation-date>
    <dc:creator>nsc71</dc:creator>
    <dc:date>2009-07-10T11:21:00</dc:date>
    <meta:editing-cycles>14</meta:editing-cycles>
    <meta:editing-duration>PT00H06M00S</meta:editing-duration>
    <meta:document-statistic meta:character-count="168" meta:image-count="0" meta:object-count="0" meta:page-count="1" meta:paragraph-count="7" meta:table-count="1" meta:word-count="20"/>
    <meta:generator>OpenOffice.org/3.0$Linux OpenOffice.org_project/300m15$Build-9379</meta:generator>
  </office:meta>
</office:document-meta>
</file>